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3D000006E4000006E428591BCF.svm"/>
  <manifest:file-entry manifest:media-type="" manifest:full-path="Pictures/20000055000013FB00000FD959D8EF93.svm"/>
  <manifest:file-entry manifest:media-type="" manifest:full-path="Pictures/2000004900000DC8000009A5182B8F47.svm"/>
  <manifest:file-entry manifest:media-type="" manifest:full-path="Pictures/2000005500000E5500000D17036C7189.svm"/>
  <manifest:file-entry manifest:media-type="" manifest:full-path="Pictures/2000034900006BA000002D7A5A43363C.svm"/>
  <manifest:file-entry manifest:media-type="" manifest:full-path="Pictures/20000451000026960000155C4C70A0CD.svm"/>
  <manifest:file-entry manifest:media-type="" manifest:full-path="Pictures/2000002500000C67000007941596C36A.svm"/>
  <manifest:file-entry manifest:media-type="" manifest:full-path="Pictures/2000004900000E5500000D1717268D4F.svm"/>
  <manifest:file-entry manifest:media-type="" manifest:full-path="Pictures/200000130000067A000004D34F9922B9.svm"/>
  <manifest:file-entry manifest:media-type="" manifest:full-path="Pictures/200000250000067A000004D36A5AE1B5.svm"/>
  <manifest:file-entry manifest:media-type="" manifest:full-path="Pictures/200000C10000324C0000113A3B4EBED0.svm"/>
  <manifest:file-entry manifest:media-type="" manifest:full-path="Pictures/200000130000067A000004D3DD20FCAC.svm"/>
  <manifest:file-entry manifest:media-type="" manifest:full-path="Pictures/200000130000067A000004D3FF2AA511.svm"/>
  <manifest:file-entry manifest:media-type="" manifest:full-path="Pictures/20000043000011EA00000DC86D9EBC17.svm"/>
  <manifest:file-entry manifest:media-type="" manifest:full-path="Pictures/200000070000067A000004D3D58B19B9.svm"/>
  <manifest:file-entry manifest:media-type="" manifest:full-path="Pictures/2000011B000014BF000040C5C44780DA.svm"/>
  <manifest:file-entry manifest:media-type="" manifest:full-path="Pictures/2000019F0000176D000014AC1B959D15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0041f" officeooo:paragraph-rsid="0091587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0041f" officeooo:paragraph-rsid="0093376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0041f" officeooo:paragraph-rsid="0094cf2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0041f" officeooo:paragraph-rsid="00975f1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0041f" officeooo:paragraph-rsid="0097e74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90041f" officeooo:paragraph-rsid="0091587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use-window-font-color="true" style:text-position="0% 100%" fo:font-size="12pt" fo:font-style="normal" style:text-underline-style="none" fo:font-weight="normal" officeooo:rsid="0094cf22" officeooo:paragraph-rsid="00975f1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1587e" officeooo:paragraph-rsid="0091587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1587e" officeooo:paragraph-rsid="0093376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33763" officeooo:paragraph-rsid="0093376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33763" officeooo:paragraph-rsid="0097e74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4cf22" officeooo:paragraph-rsid="0094cf2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4cf22" officeooo:paragraph-rsid="00975f1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75f12" officeooo:paragraph-rsid="00975f1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56d6a" officeooo:paragraph-rsid="00956d6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7e746" officeooo:paragraph-rsid="0097e74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917fd" officeooo:paragraph-rsid="009917f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9ac9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9d078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9dc76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9e6bb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00c6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2cd2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5abc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782d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96fe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a2cf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ad27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ae7f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b692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e300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aea3a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933763" officeooo:paragraph-rsid="0093376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956d6a" officeooo:paragraph-rsid="00956d6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9ac969" officeooo:paragraph-rsid="009dc76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9ac969" officeooo:paragraph-rsid="00a2cd27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9ac969" officeooo:paragraph-rsid="00aa2cf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9ac969" officeooo:paragraph-rsid="00ae3009" style:font-size-asian="12pt" style:font-style-asian="normal" style:font-weight-asian="normal" style:font-size-complex="12pt" style:font-style-complex="normal" style:font-weight-complex="normal"/>
    </style:style>
    <style:style style:name="P42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per 58%" officeooo:rsid="0091587e"/>
    </style:style>
    <style:style style:name="T3" style:family="text">
      <style:text-properties style:text-position="super 58%" officeooo:rsid="00933763"/>
    </style:style>
    <style:style style:name="T4" style:family="text">
      <style:text-properties style:text-position="super 58%" officeooo:rsid="009d078a"/>
    </style:style>
    <style:style style:name="T5" style:family="text">
      <style:text-properties fo:color="#999999" officeooo:rsid="0091587e"/>
    </style:style>
    <style:style style:name="T6" style:family="text">
      <style:text-properties fo:color="#999999" officeooo:rsid="00933763"/>
    </style:style>
    <style:style style:name="T7" style:family="text">
      <style:text-properties fo:color="#999999" style:text-position="sub 58%" officeooo:rsid="00933763"/>
    </style:style>
    <style:style style:name="T8" style:family="text">
      <style:text-properties fo:color="#999999" officeooo:rsid="00956d6a"/>
    </style:style>
    <style:style style:name="T9" style:family="text">
      <style:text-properties officeooo:rsid="0090e424"/>
    </style:style>
    <style:style style:name="T10" style:family="text">
      <style:text-properties officeooo:rsid="0091587e"/>
    </style:style>
    <style:style style:name="T11" style:family="text">
      <style:text-properties officeooo:rsid="0091587e" style:text-overline-style="solid" style:text-overline-width="auto" style:text-overline-color="font-color"/>
    </style:style>
    <style:style style:name="T12" style:family="text">
      <style:text-properties officeooo:rsid="0094cf22" style:text-overline-style="solid" style:text-overline-width="auto" style:text-overline-color="font-color"/>
    </style:style>
    <style:style style:name="T13" style:family="text">
      <style:text-properties officeooo:rsid="00975f12" style:text-overline-style="solid" style:text-overline-width="auto" style:text-overline-color="font-color"/>
    </style:style>
    <style:style style:name="T14" style:family="text">
      <style:text-properties fo:font-weight="bold" officeooo:rsid="0091587e" style:font-weight-asian="bold" style:font-weight-complex="bold"/>
    </style:style>
    <style:style style:name="T15" style:family="text">
      <style:text-properties style:text-position="sub 58%" officeooo:rsid="0091587e"/>
    </style:style>
    <style:style style:name="T16" style:family="text">
      <style:text-properties style:text-position="sub 58%" officeooo:rsid="00933763"/>
    </style:style>
    <style:style style:name="T17" style:family="text">
      <style:text-properties style:text-position="sub 58%" officeooo:rsid="00aad273"/>
    </style:style>
    <style:style style:name="T18" style:family="text">
      <style:text-properties style:text-position="sub 58%" officeooo:rsid="00aae7ff"/>
    </style:style>
    <style:style style:name="T19" style:family="text">
      <style:text-properties style:text-position="sub 58%" officeooo:rsid="00ab6926"/>
    </style:style>
    <style:style style:name="T20" style:family="text">
      <style:text-properties style:text-position="sub 58%" officeooo:rsid="00acb9a9"/>
    </style:style>
    <style:style style:name="T21" style:family="text">
      <style:text-properties style:text-position="sub 58%" officeooo:rsid="00aea3a0"/>
    </style:style>
    <style:style style:name="T22" style:family="text">
      <style:text-properties officeooo:rsid="00933763"/>
    </style:style>
    <style:style style:name="T23" style:family="text">
      <style:text-properties officeooo:rsid="0094cf22"/>
    </style:style>
    <style:style style:name="T24" style:family="text">
      <style:text-properties officeooo:rsid="00956d6a"/>
    </style:style>
    <style:style style:name="T25" style:family="text">
      <style:text-properties officeooo:rsid="00975f12"/>
    </style:style>
    <style:style style:name="T26" style:family="text">
      <style:text-properties officeooo:rsid="0094cf22" style:text-overline-style="long-dash" style:text-overline-width="auto" style:text-overline-color="font-color"/>
    </style:style>
    <style:style style:name="T27" style:family="text">
      <style:text-properties officeooo:rsid="0097e746"/>
    </style:style>
    <style:style style:name="T28" style:family="text">
      <style:text-properties officeooo:rsid="009d078a"/>
    </style:style>
    <style:style style:name="T29" style:family="text">
      <style:text-properties officeooo:rsid="009dc768"/>
    </style:style>
    <style:style style:name="T30" style:family="text">
      <style:text-properties style:text-underline-style="dotted" style:text-underline-width="bold" style:text-underline-color="font-color" officeooo:rsid="009dc768"/>
    </style:style>
    <style:style style:name="T31" style:family="text">
      <style:text-properties style:text-underline-style="solid" style:text-underline-width="auto" style:text-underline-color="font-color" officeooo:rsid="009dc768"/>
    </style:style>
    <style:style style:name="T32" style:family="text">
      <style:text-properties style:text-underline-style="solid" style:text-underline-width="auto" style:text-underline-color="font-color" officeooo:rsid="009dc768" style:text-overline-style="long-dash" style:text-overline-width="auto" style:text-overline-color="font-color"/>
    </style:style>
    <style:style style:name="T33" style:family="text">
      <style:text-properties officeooo:rsid="009e6bb2"/>
    </style:style>
    <style:style style:name="T34" style:family="text">
      <style:text-properties officeooo:rsid="00a00c6f"/>
    </style:style>
    <style:style style:name="T35" style:family="text">
      <style:text-properties officeooo:rsid="00a2cd27"/>
    </style:style>
    <style:style style:name="T36" style:family="text">
      <style:text-properties officeooo:rsid="00a5abc0"/>
    </style:style>
    <style:style style:name="T37" style:family="text">
      <style:text-properties officeooo:rsid="00a782db"/>
    </style:style>
    <style:style style:name="T38" style:family="text">
      <style:text-properties officeooo:rsid="00a96fe4"/>
    </style:style>
    <style:style style:name="T39" style:family="text">
      <style:text-properties officeooo:rsid="00aa2cf4"/>
    </style:style>
    <style:style style:name="T40" style:family="text">
      <style:text-properties officeooo:rsid="00aad273"/>
    </style:style>
    <style:style style:name="T41" style:family="text">
      <style:text-properties officeooo:rsid="00aae7ff"/>
    </style:style>
    <style:style style:name="T42" style:family="text">
      <style:text-properties officeooo:rsid="00ab6926"/>
    </style:style>
    <style:style style:name="T43" style:family="text">
      <style:text-properties officeooo:rsid="00acb9a9"/>
    </style:style>
    <style:style style:name="T44" style:family="text">
      <style:text-properties officeooo:rsid="00ae3009"/>
    </style:style>
    <style:style style:name="T45" style:family="text">
      <style:text-properties officeooo:rsid="00aea3a0"/>
    </style:style>
    <style:style style:name="fr1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20<text:span text:style-name="T1">11</text:span>-(<text:span text:style-name="T1">04</text:span>)<text:span text:style-name="T1">apr</text:span>-<text:span text:style-name="T1">1</text:span><text:span text:style-name="T9">4</text:span>: dag <text:span text:style-name="T1">2</text:span><text:span text:style-name="T9">3</text:span></text:h>
      <text:p text:style-name="P2"/>
      <text:p text:style-name="P11">Boolesk algebra</text:p>
      <text:p text:style-name="P11"/>
      <text:p text:style-name="P11"><text:tab/>Booleska funktioner</text:p>
      <text:p text:style-name="P11"/>
      <text:p text:style-name="P11"><text:tab/>Disjunktiv och konjunktiv normalform</text:p>
      <text:p text:style-name="P11"/>
      <text:p text:style-name="P11"><text:tab/>Logiska grindar och kretsar</text:p>
      <text:p text:style-name="P11"/>
      <text:p text:style-name="P11"><text:tab/>Minimering, Karnaughdiageran</text:p>
      <text:p text:style-name="P11"/>
      <text:p text:style-name="P11"/>
      <text:p text:style-name="P11">Grafteori</text:p>
      <text:p text:style-name="P11"/>
      <text:p text:style-name="P11"><text:tab/>Grafer, exempel</text:p>
      <text:p text:style-name="P11"/>
      <text:p text:style-name="P11"><text:tab/>Grafteoretiska grundbegrepp</text:p>
      <text:p text:style-name="P11"/>
      <text:p text:style-name="P11"><text:tab/>Bipartita grafer</text:p>
      <text:p text:style-name="P11"/>
      <text:p text:style-name="P11"><text:tab/>Grannmatris och incidensmatris</text:p>
      <text:p text:style-name="P11"/>
      <text:p text:style-name="P11"><text:tab/>Isomorfi mellan grafer</text:p>
      <text:p text:style-name="P11"/>
      <text:p text:style-name="P11"><text:tab/>Valens (grad), reguljära grafer</text:p>
      <text:p text:style-name="P11"/>
      <text:p text:style-name="P11"><text:tab/>Vägar, stigar och sånt</text:p>
      <text:p text:style-name="P11"/>
      <text:p text:style-name="P11"><text:tab/>Eulervägar och -kretsar, Hamiltonstigar och -cykler</text:p>
      <text:p text:style-name="P11"/>
      <text:p text:style-name="P11"><text:tab/>Sammanhängande grafer, komponenter</text:p>
      <text:p text:style-name="P3"/>
      <text:p text:style-name="P8"><text:span text:style-name="T10">0-ställiga </text:span><text:span text:style-name="T5">(en. nullary)</text:span><text:span text:style-name="T10"> konnektiv:<text:tab/><text:tab/>⊥<text:tab/>⊤</text:span></text:p>
      <text:p text:style-name="P11"/>
      <text:p text:style-name="P3"><text:span text:style-name="T10">1-ställiga </text:span><text:span text:style-name="T5">(en. unary)</text:span><text:span text:style-name="T10"> konnektiv:<text:tab/><text:tab/>¬</text:span></text:p>
      <text:p text:style-name="P11"/>
      <text:p text:style-name="P3"><text:span text:style-name="T10">2-ställiga </text:span><text:span text:style-name="T5">(en. binary)</text:span><text:span text:style-name="T10"> konnektiv:<text:tab/><text:tab/>∧<text:tab/>∨<text:tab/>→<text:tab/>↔</text:span></text:p>
      <text:p text:style-name="P11"/>
      <text:p text:style-name="P11"/>
      <text:p text:style-name="P11"/>
      <text:p text:style-name="P11">Två olika skrivsätt:</text:p>
      <text:p text:style-name="P11"/>
      <text:p text:style-name="P3"><text:span text:style-name="T10"><text:tab/>⋅<text:tab/>+<text:tab/></text:span><text:span text:style-name="T11"> <text:s/></text:span><text:span text:style-name="T10"><text:tab/></text:span><text:span text:style-name="T14">1</text:span><text:span text:style-name="T10"><text:tab/></text:span><text:span text:style-name="T14">0</text:span><text:span text:style-name="T10"><text:tab/>=</text:span></text:p>
      <text:p text:style-name="P11"><text:tab/>∧<text:tab/>∨<text:tab/>¬<text:tab/>⊤<text:tab/>⊥<text:tab/>≡</text:p>
      <text:p text:style-name="P11"><draw:line text:anchor-type="paragraph" draw:z-index="0" draw:style-name="gr1" draw:text-style-name="P42" svg:x1="7.96cm" svg:y1="0.016cm" svg:x2="9.865cm" svg:y2="0.598cm"><text:p/></draw:line></text:p>
      <text:p text:style-name="P12"><text:tab/><text:tab/><text:tab/><text:tab/><text:tab/><text:tab/><text:tab/><text:tab/>(eller ⇔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10">Idag först mer om boolesk</text:span><text:span text:style-name="T24"> </text:span><text:span text:style-name="T8">/bo:lsk/</text:span><text:span text:style-name="T10"> algebra</text:span></text:p>
      <text:p text:style-name="P11"/>
      <text:p text:style-name="P11"/>
      <text:p text:style-name="P3"><draw:custom-shape text:anchor-type="paragraph" draw:z-index="1" draw:style-name="gr2" draw:text-style-name="P42" svg:width="0.428cm" svg:height="1.271cm" draw:transform="rotate (1.5707963267946) translate (7.23018055555556cm 0.989541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0">Ett exempel till:<text:tab/>𝔹</text:span><text:span text:style-name="T15">n</text:span><text:span text:style-name="T10"> = {0, 1}</text:span><text:span text:style-name="T2">n</text:span><text:span text:style-name="T10"> = {00…0, <text:s/>00…1, <text:s/>…, <text:s/>11…1}</text:span></text:p>
      <text:p text:style-name="P11"/>
      <text:p text:style-name="P11"><text:tab/><text:tab/><text:tab/><text:tab/><text:tab/><text:tab/>×n</text:p>
      <text:p text:style-name="P11"/>
      <text:p text:style-name="P11">+, ⋅ <text:s/>definieras komponentvis:</text:p>
      <text:p text:style-name="P11"/>
      <text:p text:style-name="P11"><draw:line text:anchor-type="paragraph" draw:z-index="3" draw:style-name="gr1" draw:text-style-name="P42" svg:x1="3.277cm" svg:y1="0.466cm" svg:x2="3.277cm" svg:y2="3.218cm"><text:p/></draw:line></text:p>
      <text:p text:style-name="P3"><draw:line text:anchor-type="paragraph" draw:z-index="4" draw:style-name="gr1" draw:text-style-name="P42" svg:x1="8.643cm" svg:y1="0.69cm" svg:x2="11.712cm" svg:y2="0.69cm"><text:p/></draw:line><draw:line text:anchor-type="paragraph" draw:z-index="5" draw:style-name="gr1" draw:text-style-name="P42" svg:x1="9.516cm" svg:y1="-0.064cm" svg:x2="9.516cm" svg:y2="2.688cm"><text:p/></draw:line><text:span text:style-name="T10"><text:tab/><text:tab/>+<text:tab/>0<text:tab/>1<text:tab/><text:tab/><text:tab/></text:span><text:span text:style-name="T10">⋅<text:tab/>0<text:tab/>1</text:span></text:p>
      <text:p text:style-name="P11"><draw:line text:anchor-type="paragraph" draw:z-index="2" draw:style-name="gr1" draw:text-style-name="P42" svg:x1="2.404cm" svg:y1="0.219cm" svg:x2="5.473cm" svg:y2="0.219cm"><text:p/></draw:line></text:p>
      <text:p text:style-name="P3"><text:span text:style-name="T10"><text:tab/><text:tab/>0<text:tab/>0<text:tab/>1<text:tab/><text:tab/><text:tab/>0<text:tab/>0<text:tab/>0<text:tab/><text:tab/></text:span><text:span text:style-name="T22"><text:tab/></text:span><text:span text:style-name="T11">0</text:span><text:span text:style-name="T10"> = 1</text:span></text:p>
      <text:p text:style-name="P11"/>
      <text:p text:style-name="P3"><text:span text:style-name="T10"><text:tab/><text:tab/>1<text:tab/>1<text:tab/>1<text:tab/><text:tab/><text:tab/>1<text:tab/>0<text:tab/>1<text:tab/><text:tab/></text:span><text:span text:style-name="T22"><text:tab/></text:span><text:span text:style-name="T11">1</text:span><text:span text:style-name="T10"> = 0</text:span></text:p>
      <text:p text:style-name="P11"/>
      <text:p text:style-name="P11"/>
      <text:p text:style-name="P4"><text:span text:style-name="T22"><text:tab/><text:tab/>+ är inte likadan som i ℤ</text:span><text:span text:style-name="T16">2</text:span><text:span text:style-name="T22">.</text:span></text:p>
      <text:p text:style-name="P13"/>
      <text:p text:style-name="P13"/>
      <text:p text:style-name="P13">Exempel:</text:p>
      <text:p text:style-name="P13"><text:tab/><text:tab/>n = 3</text:p>
      <text:p text:style-name="P13"><text:tab/><text:tab/>010 + 011 = 011</text:p>
      <text:p text:style-name="P36">Booliska funktioner</text:p>
      <text:p text:style-name="P13"/>
      <text:p text:style-name="P4"><text:span text:style-name="T22"><text:tab/>ƒ : {0, 1}</text:span><text:span text:style-name="T3">n</text:span><text:span text:style-name="T22"> → {0, 1}<text:tab/></text:span><text:span text:style-name="T6">(ƒ : 𝔹</text:span><text:span text:style-name="T7">n</text:span><text:span text:style-name="T6"> → 𝔹)</text:span></text:p>
      <text:p text:style-name="P13"/>
      <text:p text:style-name="P13"/>
      <text:p text:style-name="P13"><text:tab/>Exempel:</text:p>
      <text:p text:style-name="P13"/>
      <text:p text:style-name="P13"><text:tab/><text:tab/>Sentenser<text:tab/>(med bara atomära sentenser bland n givna)</text:p>
      <text:p text:style-name="P13"/>
      <text:p text:style-name="P13"><text:tab/>Exempel:</text:p>
      <text:p text:style-name="P13"/>
      <text:p text:style-name="P13"><text:tab/><text:tab/>¬(A → ¬B)</text:p>
      <text:p text:style-name="P13"/>
      <text:p text:style-name="P13"><text:tab/><text:tab/>definierar funktionen</text:p>
      <text:p text:style-name="P13"/>
      <text:p text:style-name="P13"><text:tab/><text:tab/><text:tab/> ƒ(1, 1) = 1</text:p>
      <text:p text:style-name="P4"><text:span text:style-name="T22"><text:tab/><text:tab/><text:tab/> ƒ(1, 0) = </text:span>0</text:p>
      <text:p text:style-name="P4"><text:span text:style-name="T22"><text:tab/><text:tab/><text:tab/> ƒ(0, 1) = </text:span>0</text:p>
      <text:p text:style-name="P13"><text:tab/><text:tab/><text:tab/> ƒ(0, 0) = 0</text:p>
      <text:p text:style-name="P13"/>
      <text:p text:style-name="P13"/>
      <text:p text:style-name="P13"/>
      <text:p text:style-name="P13"/>
      <text:p text:style-name="P13">En boolesk funktion beskrivs fullständigt av en sanningsvärdestabell.</text:p>
      <text:p text:style-name="P13"/>
      <text:p text:style-name="P13">Exempel:</text:p>
      <text:p text:style-name="P13"><draw:line text:anchor-type="paragraph" draw:z-index="7" draw:style-name="gr1" draw:text-style-name="P42" svg:x1="5.42cm" svg:y1="0.386cm" svg:x2="5.42cm" svg:y2="7.761cm"><text:p/></draw:line></text:p>
      <text:p text:style-name="P5"><text:span text:style-name="T22"><text:tab/></text:span><text:span text:style-name="T23">x<text:tab/>y<text:tab/>z<text:tab/> <text:tab/></text:span><text:span text:style-name="T22">ƒ</text:span><text:span text:style-name="T23">(x, y, z)</text:span></text:p>
      <text:p text:style-name="P15"><draw:line text:anchor-type="paragraph" draw:z-index="6" draw:style-name="gr1" draw:text-style-name="P42" svg:x1="1.134cm" svg:y1="0.395cm" svg:x2="8.913cm" svg:y2="0.395cm"><text:p/></draw:line></text:p>
      <text:p text:style-name="P15"/>
      <text:p text:style-name="P15"><text:tab/>1<text:tab/>1<text:tab/>1<text:tab/><text:tab/> <text:s text:c="5"/>1<text:tab/><text:tab/><text:tab/>xyz <text:s text:c="5"/>1 på denna rad, 0 för övriga</text:p>
      <text:p text:style-name="P5"><text:span text:style-name="T23"><text:tab/>1<text:tab/>1<text:tab/>0<text:tab/><text:tab/> <text:s text:c="5"/>1<text:tab/><text:tab/><text:tab/>xy</text:span><text:span text:style-name="T12">z</text:span><text:span text:style-name="T23"> <text:s text:c="5"/>1 på denna rad, 0 för övriga</text:span></text:p>
      <text:p text:style-name="P15"/>
      <text:p text:style-name="P5"><text:span text:style-name="T23"><text:tab/>1<text:tab/>0<text:tab/>1<text:tab/><text:tab/> <text:s text:c="5"/>1<text:tab/><text:tab/><text:tab/>x</text:span><text:span text:style-name="T12">y</text:span><text:span text:style-name="T23">z <text:s text:c="5"/>1 på denna rad, 0 för övriga</text:span></text:p>
      <text:p text:style-name="P15"><text:tab/>1<text:tab/>0<text:tab/>0<text:tab/><text:tab/> <text:s text:c="5"/>0</text:p>
      <text:p text:style-name="P15"/>
      <text:p text:style-name="P15"><text:tab/>0<text:tab/>1<text:tab/>1<text:tab/><text:tab/> <text:s text:c="5"/>0</text:p>
      <text:p text:style-name="P15"><text:tab/>0<text:tab/>1<text:tab/>0<text:tab/><text:tab/> <text:s text:c="5"/>0</text:p>
      <text:p text:style-name="P17"/>
      <text:p text:style-name="P5"><text:span text:style-name="T23"><text:tab/>0<text:tab/>0<text:tab/>1<text:tab/><text:tab/> <text:s text:c="5"/>1<text:tab/><text:tab/><text:tab/></text:span><text:span text:style-name="T26">xy</text:span><text:span text:style-name="T23">z <text:s text:c="5"/>1 på denna rad, 0 för övriga</text:span></text:p>
      <text:p text:style-name="P15"><text:tab/>0<text:tab/>0<text:tab/>0<text:tab/><text:tab/> <text:s text:c="5"/>0</text:p>
      <text:p text:style-name="P15"/>
      <text:p text:style-name="P15"/>
      <text:p text:style-name="P6"><text:span text:style-name="T23"><text:tab/>“Så” <text:s/></text:span><text:span text:style-name="T22">ƒ</text:span><text:span text:style-name="T23">(x, y, z) = xyz + xy</text:span><text:span text:style-name="T12">z</text:span><text:span text:style-name="T23"> + x</text:span><text:span text:style-name="T12">y</text:span><text:span text:style-name="T23">z + </text:span><text:span text:style-name="T26">xy</text:span><text:span text:style-name="T23">z</text:span></text:p>
      <text:p text:style-name="P15"/>
      <text:p text:style-name="P37">På samma sätt kan varje boolesk funktion skrivas på disjunktiv normalform (dnf).</text:p>
      <text:p text:style-name="P18"/>
      <text:p text:style-name="P18"/>
      <text:p text:style-name="P18">Dualt: <text:s/>konjunktiv normalform (knf)</text:p>
      <text:p text:style-name="P9"/>
      <text:p text:style-name="P6"><text:span text:style-name="T24"><text:tab/></text:span><text:span text:style-name="T22">ƒ</text:span><text:span text:style-name="T24">(x, y, z) = </text:span><text:span text:style-name="T25">(</text:span><text:span text:style-name="T13">x</text:span><text:span text:style-name="T25"> + y + z)(x + </text:span><text:span text:style-name="T13">y</text:span><text:span text:style-name="T25"> + </text:span><text:span text:style-name="T13">z</text:span><text:span text:style-name="T25">)(x + </text:span><text:span text:style-name="T13">y</text:span><text:span text:style-name="T25"> + z)(x + y + z)</text:span></text:p>
      <text:p text:style-name="P17"/>
      <text:p text:style-name="P16"/>
      <text:p text:style-name="P16"/>
      <text:p text:style-name="P16"/>
      <text:p text:style-name="P14"/>
      <text:p text:style-name="P7"><text:span text:style-name="T22">ƒ</text:span><text:span text:style-name="T24">(x, y, z)</text:span><text:span text:style-name="T27"> kan “realiseras” med en logisk krets:</text:span></text:p>
      <text:p text:style-name="P19"/>
      <text:p text:style-name="P19"><draw:frame draw:style-name="fr1" draw:name="graphics1" text:anchor-type="paragraph" svg:width="17.59cm" svg:height="7.431cm" draw:z-index="8"><draw:image xlink:href="Pictures/2000034900006BA000002D7A5A43363C.svm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Uttycket kan förenklas till en mindre, disjunktiv form.</text:p>
      <text:p text:style-name="P20"/>
      <text:p text:style-name="P21"><text:tab/>Karnaugh-diagram</text:p>
      <text:p text:style-name="P21"><draw:frame draw:style-name="fr2" draw:name="graphics2" text:anchor-type="paragraph" svg:x="1.219cm" svg:y="0.353cm" svg:width="5.997cm" svg:height="5.292cm" draw:z-index="9"><draw:image xlink:href="Pictures/2000019F0000176D000014AC1B959D15.svm" xlink:type="simple" xlink:show="embed" xlink:actuate="onLoad"/></draw:frame></text:p>
      <text:p text:style-name="P22"><text:span text:style-name="T28"><text:tab/><text:tab/><text:tab/><text:tab/><text:tab/><text:tab/><text:tab/>För ihop 1:orna i rektanglar med sida</text:span></text:p>
      <text:p text:style-name="P22"><text:span text:style-name="T28"><text:tab/><text:tab/><text:tab/><text:tab/><text:tab/><text:tab/><text:tab/>1, 2 eller 4 (2</text:span><text:span text:style-name="T4">n</text:span><text:span text:style-name="T28">). Rektanglarna ska vara</text:span></text:p>
      <text:p text:style-name="P22"><text:span text:style-name="T28"><text:tab/><text:tab/><text:tab/><text:tab/><text:tab/><text:tab/><text:tab/>Så stora som möjligr som får vara</text:span></text:p>
      <text:p text:style-name="P22"><text:span text:style-name="T28"><text:tab/><text:tab/><text:tab/><text:tab/><text:tab/><text:tab/><text:tab/>överlappande.</text:span></text:p>
      <text:p text:style-name="P22"><text:span text:style-name="T28"/></text:p>
      <text:p text:style-name="P22"><text:span text:style-name="T28"><text:tab/><text:tab/><text:tab/><text:tab/><text:tab/><text:tab/><text:tab/>Endast en skillnad per rad i xy,</text:span></text:p>
      <text:p text:style-name="P22"><text:span text:style-name="T28"><text:tab/><text:tab/><text:tab/><text:tab/><text:tab/><text:tab/><text:tab/>gäller även i kolonnerna.</text:span></text:p>
      <text:p text:style-name="P22"><text:span text:style-name="T28"/></text:p>
      <text:p text:style-name="P22"><text:span text:style-name="T28"><text:tab/><text:tab/><text:tab/><text:tab/><text:tab/><text:tab/><text:tab/>I diagrammet till vänster finns, det två</text:span></text:p>
      <text:p text:style-name="P22"><text:span text:style-name="T28"><text:tab/><text:tab/><text:tab/><text:tab/><text:tab/><text:tab/><text:tab/>ihopförningar, de heldragna bilder en</text:span></text:p>
      <text:p text:style-name="P22"><text:span text:style-name="T28"><text:tab/><text:tab/><text:tab/><text:tab/><text:tab/><text:tab/><text:tab/>rektangel.</text:span></text:p>
      <text:p text:style-name="P23"><text:span text:style-name="T28"><text:tab/>Här är </text:span><text:span text:style-name="T29"><text:s/></text:span><text:span text:style-name="T22">ƒ</text:span><text:span text:style-name="T24">(x, y, z) =</text:span><text:span text:style-name="T29"> </text:span><text:span text:style-name="T30">xy</text:span><text:span text:style-name="T29"> + </text:span><text:span text:style-name="T32">y</text:span><text:span text:style-name="T31">z</text:span></text:p>
      <text:p text:style-name="P38"><text:span text:style-name="T29">Alltså:</text:span></text:p>
      <text:p text:style-name="P23"><text:span text:style-name="T29">En enklare krets för </text:span><text:span text:style-name="T22">ƒ</text:span><text:span text:style-name="T24">(x, y, z)</text:span><text:span text:style-name="T29">:</text:span></text:p>
      <text:p text:style-name="P23"><text:span text:style-name="T29"/></text:p>
      <text:p text:style-name="P23"><draw:frame draw:style-name="fr2" draw:name="graphics3" text:anchor-type="paragraph" svg:x="1.431cm" svg:y="0.383cm" svg:width="12.876cm" svg:height="4.41cm" draw:z-index="10"><draw:image xlink:href="Pictures/200000C10000324C0000113A3B4EBED0.svm" xlink:type="simple" xlink:show="embed" xlink:actuate="onLoad"/></draw:frame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4"><text:span text:style-name="T33">Ett exempel till:</text:span></text:p>
      <text:p text:style-name="P24"><text:span text:style-name="T33"/></text:p>
      <text:p text:style-name="P24"><text:span text:style-name="T33"><text:tab/>Förenkla<text:tab/></text:span><text:span text:style-name="T22">ƒ</text:span><text:span text:style-name="T24">(x, y, z</text:span><text:span text:style-name="T33">, w</text:span><text:span text:style-name="T24">)</text:span><text:span text:style-name="T33"><text:tab/>= </text:span><text:span text:style-name="T33"><draw:frame draw:style-name="fr3" draw:name="Object1" text:anchor-type="as-char" svg:width="1.879cm" svg:height="0.566cm" draw:z-index="11"><draw:object xlink:href="./Object 1" xlink:type="simple" xlink:show="embed" xlink:actuate="onLoad"/><draw:image xlink:href="./ObjectReplacements/Object 1" xlink:type="simple" xlink:show="embed" xlink:actuate="onLoad"/></draw:frame></text:span><text:span text:style-name="T33"> + </text:span><text:span text:style-name="T33"><draw:frame draw:style-name="fr3" draw:name="Object3" text:anchor-type="as-char" svg:width="1.882cm" svg:height="0.566cm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3"> + </text:span><text:span text:style-name="T33"><draw:frame draw:style-name="fr3" draw:name="Object5" text:anchor-type="as-char" svg:width="1.882cm" svg:height="0.566cm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3"> + </text:span><text:span text:style-name="T33"><draw:frame draw:style-name="fr3" draw:name="Object7" text:anchor-type="as-char" svg:width="1.882cm" svg:height="0.566cm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3"> +</text:span></text:p>
      <text:p text:style-name="P24"><text:span text:style-name="T33"/></text:p>
      <text:p text:style-name="P24"><text:span text:style-name="T33"><text:tab/><text:tab/><text:tab/><text:tab/><text:tab/>+ </text:span><text:span text:style-name="T33"><draw:frame draw:style-name="fr3" draw:name="Object2" text:anchor-type="as-char" svg:width="1.882cm" svg:height="0.566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3"> + </text:span><text:span text:style-name="T33"><draw:frame draw:style-name="fr3" draw:name="Object4" text:anchor-type="as-char" svg:width="1.882cm" svg:height="0.566cm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3"> + </text:span><text:span text:style-name="T33"><draw:frame draw:style-name="fr3" draw:name="Object6" text:anchor-type="as-char" svg:width="1.882cm" svg:height="0.566cm" draw:z-index="1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3"> + </text:span><text:span text:style-name="T33"><draw:frame draw:style-name="fr3" draw:name="Object8" text:anchor-type="as-char" svg:width="1.882cm" svg:height="0.566cm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4"><text:span text:style-name="T33"/></text:p>
      <text:p text:style-name="P24"><text:span text:style-name="T33"/></text:p>
      <text:p text:style-name="P25"><text:span text:style-name="T34"><text:tab/>Karnaughdiagram:</text:span></text:p>
      <text:p text:style-name="P25"><draw:frame draw:style-name="fr2" draw:name="graphics4" text:anchor-type="paragraph" svg:x="2.454cm" svg:y="0.464cm" svg:width="9.878cm" svg:height="5.468cm" draw:z-index="19"><draw:image xlink:href="Pictures/20000451000026960000155C4C70A0CD.svm" xlink:type="simple" xlink:show="embed" xlink:actuate="onLoad"/></draw:frame><text:span text:style-name="T34"/></text:p>
      <text:p text:style-name="P25"><text:span text:style-name="T34"/></text:p>
      <text:p text:style-name="P25"><text:span text:style-name="T34"/></text:p>
      <text:p text:style-name="P39"><draw:frame draw:style-name="fr2" draw:name="graphics5" text:anchor-type="paragraph" svg:x="12.278cm" svg:y="0.018cm" svg:width="5.311cm" svg:height="16.581cm" draw:z-index="20"><draw:image xlink:href="Pictures/2000011B000014BF000040C5C44780DA.svm" xlink:type="simple" xlink:show="embed" xlink:actuate="onLoad"/></draw:frame><text:span text:style-name="T35">⁅U1.5⁆</text:span></text:p>
      <text:p text:style-name="P26"><text:span text:style-name="T35"/></text:p>
      <text:p text:style-name="P26"><text:span text:style-name="T35">En schematisk karta för labyrinten</text:span></text:p>
      <text:p text:style-name="P26"><text:span text:style-name="T35"/></text:p>
      <text:p text:style-name="P27"><draw:line text:anchor-type="paragraph" draw:z-index="21" draw:style-name="gr3" draw:text-style-name="P42" svg:x1="5.235cm" svg:y1="0.242cm" svg:x2="12.141cm" svg:y2="0.242cm"><text:p/></draw:line><text:span text:style-name="T36">Ett exempel på en graf.</text:span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8"><text:span text:style-name="T37">En graf</text:span></text:p>
      <text:p text:style-name="P28"><text:span text:style-name="T37"/></text:p>
      <text:p text:style-name="P28"><text:span text:style-name="T37"><text:tab/>“Teoretisk”, abstrakt</text:span></text:p>
      <text:p text:style-name="P28"><text:span text:style-name="T37"/></text:p>
      <text:p text:style-name="P28"><text:span text:style-name="T37"><text:tab/>G = (V, E)</text:span></text:p>
      <text:p text:style-name="P28"><text:span text:style-name="T37"/></text:p>
      <text:p text:style-name="P28"><text:span text:style-name="T37"/></text:p>
      <text:p text:style-name="P28"><text:span text:style-name="T37"><text:tab/>V — En ändlig mängd, hörn (noder, vertex)</text:span></text:p>
      <text:p text:style-name="P28"><text:span text:style-name="T37"/></text:p>
      <text:p text:style-name="P28"><text:span text:style-name="T37"><text:tab/>E — En mängd av 2-delmängder till V, kanter</text:span></text:p>
      <text:p text:style-name="P28"><text:span text:style-name="T37"><text:tab/><text:tab/>(edge), (par av olika hörn).</text:span></text:p>
      <text:p text:style-name="P28"><draw:line text:anchor-type="paragraph" draw:z-index="22" draw:style-name="gr4" draw:text-style-name="P42" svg:x1="7.193cm" svg:y1="1.38cm" svg:x2="6.532cm" svg:y2="0.136cm"><text:p/></draw:line><text:span text:style-name="T37"/></text:p>
      <text:p text:style-name="P28"><text:span text:style-name="T37"/></text:p>
      <text:p text:style-name="P28"><text:span text:style-name="T37"/></text:p>
      <text:p text:style-name="P28"><text:span text:style-name="T37"><text:tab/><text:tab/><text:tab/><text:tab/>De hörnen är då grannar.</text:span></text:p>
      <text:p text:style-name="P28"><text:span text:style-name="T37"/></text:p>
      <text:p text:style-name="P28"><text:span text:style-name="T37"/></text:p>
      <text:p text:style-name="P29"><text:span text:style-name="T38">“Praktiskt”</text:span></text:p>
      <text:p text:style-name="P29"><draw:frame draw:style-name="fr2" draw:name="graphics6" text:anchor-type="paragraph" svg:x="1.051cm" svg:y="0.344cm" svg:width="5.115cm" svg:height="4.057cm" draw:z-index="23"><draw:image xlink:href="Pictures/20000055000013FB00000FD959D8EF93.svm" xlink:type="simple" xlink:show="embed" xlink:actuate="onLoad"/></draw:frame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30"><draw:line text:anchor-type="paragraph" draw:z-index="25" draw:style-name="gr4" draw:text-style-name="P42" svg:x1="3.542cm" svg:y1="0.48cm" svg:x2="4.891cm" svg:y2="2.57cm"><text:p/></draw:line><draw:line text:anchor-type="paragraph" draw:z-index="24" draw:style-name="gr4" draw:text-style-name="P42" svg:x1="2.087cm" svg:y1="0.48cm" svg:x2="4.892cm" svg:y2="1.23cm"><text:p/></draw:line><text:span text:style-name="T39"><text:tab/>Enkla, oriktade grafer</text:span></text:p>
      <text:p text:style-name="P30"><draw:frame draw:style-name="fr2" draw:name="graphics7" text:anchor-type="paragraph" svg:x="6.484cm" svg:y="0.141cm" svg:width="1.658cm" svg:height="1.235cm" draw:z-index="26"><draw:image xlink:href="Pictures/200000130000067A000004D34F9922B9.svm" xlink:type="simple" xlink:show="embed" xlink:actuate="onLoad"/></draw:frame><draw:frame draw:style-name="fr2" draw:name="graphics8" text:anchor-type="paragraph" svg:x="9.146cm" svg:y="0.141cm" svg:width="1.658cm" svg:height="1.235cm" draw:z-index="27"><draw:image xlink:href="Pictures/200000130000067A000004D3FF2AA511.svm" xlink:type="simple" xlink:show="embed" xlink:actuate="onLoad"/></draw:frame><text:span text:style-name="T39"/></text:p>
      <text:p text:style-name="P30"><text:span text:style-name="T39"><text:tab/><text:tab/><text:tab/><text:tab/>Inga:</text:span></text:p>
      <text:p text:style-name="P30"><text:span text:style-name="T39"/></text:p>
      <text:p text:style-name="P30"><draw:frame draw:style-name="fr2" draw:name="graphics9" text:anchor-type="paragraph" svg:x="6.466cm" svg:y="0.459cm" svg:width="3.175cm" svg:height="1.94cm" draw:z-index="28"><draw:image xlink:href="Pictures/2000002500000C67000007941596C36A.svm" xlink:type="simple" xlink:show="embed" xlink:actuate="onLoad"/></draw:frame><text:span text:style-name="T39"/></text:p>
      <text:p text:style-name="P30"><text:span text:style-name="T39"><text:tab/><text:tab/><text:tab/><text:tab/>Inte:</text:span></text:p>
      <text:p text:style-name="P30"><text:span text:style-name="T39"/></text:p>
      <text:p text:style-name="P40"><text:span text:style-name="T39">Varianter av grafer:</text:span></text:p>
      <text:p text:style-name="P30"><text:span text:style-name="T39"/></text:p>
      <text:p text:style-name="P30"><text:span text:style-name="T39"><text:tab/>Oändlig mängder (hörn)</text:span></text:p>
      <text:p text:style-name="P30"><text:span text:style-name="T39"/></text:p>
      <text:p text:style-name="P30"><text:span text:style-name="T39"><text:tab/>Riktade kanter</text:span></text:p>
      <text:p text:style-name="P30"><text:span text:style-name="T39"/></text:p>
      <text:p text:style-name="P30"><text:span text:style-name="T39"><text:tab/>Viktade kanter</text:span></text:p>
      <text:p text:style-name="P30"><text:span text:style-name="T39"/></text:p>
      <text:p text:style-name="P30"><text:span text:style-name="T39"><text:tab/>Öglor</text:span></text:p>
      <text:p text:style-name="P30"><text:span text:style-name="T39"/></text:p>
      <text:p text:style-name="P30"><text:span text:style-name="T39"><text:tab/>Multipla kanter</text:span></text:p>
      <text:p text:style-name="P30"><text:span text:style-name="T39"/></text:p>
      <text:p text:style-name="P30"><text:span text:style-name="T39"/></text:p>
      <text:p text:style-name="P30"><text:span text:style-name="T39"/></text:p>
      <text:p text:style-name="P31"><text:span text:style-name="T40">Standardnamn för vissa grafer:</text:span></text:p>
      <text:p text:style-name="P31"><text:span text:style-name="T40"/></text:p>
      <text:p text:style-name="P31"><text:span text:style-name="T40"><text:tab/>K</text:span><text:span text:style-name="T17">n</text:span><text:span text:style-name="T40">, fullständiga grafen med n hörn,<text:tab/><text:tab/>n ≥ 1</text:span></text:p>
      <text:p text:style-name="P31"><text:span text:style-name="T40"><text:tab/>Alla möjliga kanter finns.</text:span></text:p>
      <text:p text:style-name="P31"><text:span text:style-name="T40"/></text:p>
      <text:p text:style-name="P32"><text:span text:style-name="T41"><text:tab/>K</text:span><text:span text:style-name="T18">1</text:span><text:span text:style-name="T41">:<text:tab/><text:tab/>K</text:span><text:span text:style-name="T18">2</text:span><text:span text:style-name="T41">:<text:tab/><text:tab/>K</text:span><text:span text:style-name="T18">3</text:span><text:span text:style-name="T41">:<text:tab/><text:tab/>K</text:span><text:span text:style-name="T18">4</text:span><text:span text:style-name="T41">:<text:tab/><text:tab/>…</text:span></text:p>
      <text:p text:style-name="P32"><draw:frame draw:style-name="fr2" draw:name="graphics10" text:anchor-type="paragraph" svg:x="1.113cm" svg:y="0.079cm" svg:width="1.658cm" svg:height="1.235cm" draw:z-index="29"><draw:image xlink:href="Pictures/200000070000067A000004D3D58B19B9.svm" xlink:type="simple" xlink:show="embed" xlink:actuate="onLoad"/></draw:frame><draw:frame draw:style-name="fr2" draw:name="graphics11" text:anchor-type="paragraph" svg:x="3.706cm" svg:y="0.079cm" svg:width="1.658cm" svg:height="1.235cm" draw:z-index="30"><draw:image xlink:href="Pictures/200000130000067A000004D3DD20FCAC.svm" xlink:type="simple" xlink:show="embed" xlink:actuate="onLoad"/></draw:frame><draw:frame draw:style-name="fr2" draw:name="graphics12" text:anchor-type="paragraph" svg:x="6.246cm" svg:y="0.079cm" svg:width="1.658cm" svg:height="1.235cm" draw:z-index="31"><draw:image xlink:href="Pictures/200000250000067A000004D36A5AE1B5.svm" xlink:type="simple" xlink:show="embed" xlink:actuate="onLoad"/></draw:frame><draw:frame draw:style-name="fr2" draw:name="graphics13" text:anchor-type="paragraph" svg:x="8.786cm" svg:y="0.002cm" svg:width="1.764cm" svg:height="1.764cm" draw:z-index="32"><draw:image xlink:href="Pictures/2000003D000006E4000006E428591BCF.svm" xlink:type="simple" xlink:show="embed" xlink:actuate="onLoad"/></draw:frame><text:span text:style-name="T41"/></text:p>
      <text:p text:style-name="P32"><text:span text:style-name="T41"/></text:p>
      <text:p text:style-name="P32"><text:span text:style-name="T41"/></text:p>
      <text:p text:style-name="P32"><text:span text:style-name="T41"/></text:p>
      <text:p text:style-name="P32"><text:span text:style-name="T41"/></text:p>
      <text:p text:style-name="P32"><text:span text:style-name="T41"/></text:p>
      <text:p text:style-name="P33"><text:span text:style-name="T42"><text:tab/>C</text:span><text:span text:style-name="T19">n</text:span><text:span text:style-name="T42">, cykliska grafen med n hörn,<text:tab/><text:tab/>n ≥ 3</text:span></text:p>
      <text:p text:style-name="P33"><draw:frame draw:style-name="fr2" draw:name="graphics14" text:anchor-type="paragraph" svg:x="2.692cm" svg:y="0.362cm" svg:width="3.528cm" svg:height="2.469cm" draw:z-index="33"><draw:image xlink:href="Pictures/2000004900000DC8000009A5182B8F47.svm" xlink:type="simple" xlink:show="embed" xlink:actuate="onLoad"/></draw:frame><text:span text:style-name="T42"/></text:p>
      <text:p text:style-name="P33"><text:span text:style-name="T42"><text:tab/>C</text:span><text:span text:style-name="T19">6</text:span><text:span text:style-name="T42">:</text:span><text:span text:style-name="T43"><text:tab/><text:tab/><text:tab/><text:tab/><text:tab/>(C</text:span><text:span text:style-name="T20">3</text:span><text:span text:style-name="T43"> = K</text:span><text:span text:style-name="T20">3</text:span><text:span text:style-name="T43">)</text:span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33"><text:span text:style-name="T42"><text:tab/>K</text:span><text:span text:style-name="T19">m,n</text:span><text:span text:style-name="T42">, fullständiga bipartita grafen,<text:tab/><text:tab/>m, n ≥ 1</text:span></text:p>
      <text:p text:style-name="P33"><text:span text:style-name="T42"/></text:p>
      <text:p text:style-name="P33"><text:span text:style-name="T42"><text:tab/>V = A ∪ B</text:span></text:p>
      <text:p text:style-name="P33"><draw:frame draw:style-name="fr2" draw:name="graphics15" text:anchor-type="paragraph" svg:x="3.353cm" svg:y="0.238cm" svg:width="4.586cm" svg:height="3.528cm" draw:z-index="34"><draw:image xlink:href="Pictures/20000043000011EA00000DC86D9EBC17.svm" xlink:type="simple" xlink:show="embed" xlink:actuate="onLoad"/></draw:frame><text:span text:style-name="T42"/></text:p>
      <text:p text:style-name="P33"><text:span text:style-name="T42"><text:tab/><text:tab/>A:</text:span></text:p>
      <text:p text:style-name="P33"><text:span text:style-name="T42"/></text:p>
      <text:p text:style-name="P33"><text:span text:style-name="T42"><text:tab/><text:tab/></text:span><text:span text:style-name="T44"><text:tab/></text:span><text:span text:style-name="T42"><text:tab/><text:tab/><text:tab/><text:tab/>= K</text:span><text:span text:style-name="T19">2,3</text:span></text:p>
      <text:p text:style-name="P33"><text:span text:style-name="T42"/></text:p>
      <text:p text:style-name="P33"><text:span text:style-name="T42"/></text:p>
      <text:p text:style-name="P33"><text:span text:style-name="T42"><text:tab/><text:tab/>B:</text:span></text:p>
      <text:p text:style-name="P41"><text:span text:style-name="T44">Små grafer ges lätt av en bild, men man kan även använda grannlista</text:span></text:p>
      <text:p text:style-name="P34"><text:span text:style-name="T44"/></text:p>
      <text:p text:style-name="P34"><text:span text:style-name="T44">(en. adjecant list) eller grannmatris (en. adjecant matrix).</text:span></text:p>
      <text:p text:style-name="P34"><text:span text:style-name="T44"/></text:p>
      <text:p text:style-name="P35"><draw:frame draw:style-name="fr2" draw:name="graphics16" text:anchor-type="paragraph" svg:x="1.192cm" svg:y="0cm" svg:width="3.669cm" svg:height="3.351cm" draw:z-index="35"><draw:image xlink:href="Pictures/2000004900000E5500000D1717268D4F.svm" xlink:type="simple" xlink:show="embed" xlink:actuate="onLoad"/></draw:frame><draw:line text:anchor-type="paragraph" draw:z-index="36" draw:style-name="gr4" draw:text-style-name="P42" svg:x1="6.161cm" svg:y1="0.501cm" svg:x2="10.447cm" svg:y2="0.501cm"><text:p/></draw:line><text:span text:style-name="T45"><text:tab/><text:tab/><text:tab/><text:tab/><text:tab/>a<text:tab/>b<text:tab/>c<text:tab/>d</text:span></text:p>
      <text:p text:style-name="P35"><text:span text:style-name="T45"><text:tab/><text:tab/><text:tab/><text:tab/><text:tab/>b<text:tab/>a<text:tab/>b<text:tab/>a</text:span></text:p>
      <text:p text:style-name="P35"><text:span text:style-name="T45"><text:tab/><text:tab/><text:tab/><text:tab/><text:tab/>d<text:tab/>c<text:tab/><text:tab/>b</text:span></text:p>
      <text:p text:style-name="P35"><text:span text:style-name="T45"><text:tab/><text:tab/><text:tab/><text:tab/><text:tab/><text:tab/>d</text:span></text:p>
      <text:p text:style-name="P35"><text:span text:style-name="T45"/></text:p>
      <text:p text:style-name="P35"><text:span text:style-name="T45"/></text:p>
      <text:p text:style-name="P35"><text:span text:style-name="T45"/></text:p>
      <text:p text:style-name="P35"><text:span text:style-name="T45"/></text:p>
      <text:p text:style-name="P35"><text:span text:style-name="T45"/></text:p>
      <text:p text:style-name="P35"><text:span text:style-name="T45"/></text:p>
      <text:p text:style-name="P35"><text:span text:style-name="T45"><text:tab/> <text:s text:c="5"/>a b c d</text:span></text:p>
      <text:p text:style-name="P35"><draw:custom-shape text:anchor-type="paragraph" draw:z-index="37" draw:style-name="gr5" draw:text-style-name="P42" svg:width="1.906cm" svg:height="2.197cm" svg:x="1.849cm" svg:y="0.413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pan text:style-name="T45"/></text:p>
      <text:p text:style-name="P35"><text:span text:style-name="T45"><text:tab/>a <text:s text:c="3"/>0 1 0 1<text:tab/><text:tab/>För enkel oriktad:</text:span></text:p>
      <text:p text:style-name="P35"><text:span text:style-name="T45"><text:tab/>b <text:s text:c="3"/>1 0 1 1<text:tab/><text:tab/><text:tab/>Symmetrisk 0/1-matris,</text:span></text:p>
      <text:p text:style-name="P35"><text:span text:style-name="T45"><text:tab/>c <text:s text:c="3"/>0 1 0 0<text:tab/><text:tab/><text:tab/>0:or på diagonalen.</text:span></text:p>
      <text:p text:style-name="P35"><text:span text:style-name="T45"><text:tab/>d <text:s text:c="3"/>1 1 0 0</text:span></text:p>
      <text:p text:style-name="P35"><text:span text:style-name="T45"/></text:p>
      <text:p text:style-name="P35"><text:span text:style-name="T45"/></text:p>
      <text:p text:style-name="P35"><text:span text:style-name="T45"/></text:p>
      <text:p text:style-name="P35"><text:span text:style-name="T45">G = (V, E)</text:span></text:p>
      <text:p text:style-name="P35"><text:span text:style-name="T45"/></text:p>
      <text:p text:style-name="P35"><draw:custom-shape text:anchor-type="paragraph" draw:z-index="39" draw:style-name="gr5" draw:text-style-name="P42" svg:width="0.227cm" svg:height="1.137cm" svg:x="2.245cm" svg:y="-0.026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5"><text:tab/>a</text:span><text:span text:style-name="T21">ij</text:span><text:span text:style-name="T45"> = </text:span><text:span text:style-name="T45"><draw:frame draw:style-name="fr4" draw:name="Object9" text:anchor-type="as-char" svg:width="3.209cm" svg:height="1.057cm" draw:z-index="3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5"><text:span text:style-name="T45"/></text:p>
      <text:p text:style-name="P35"><text:span text:style-name="T45"/></text:p>
      <text:p text:style-name="P35"><text:span text:style-name="T45"/></text:p>
      <text:p text:style-name="P35"><text:span text:style-name="T45">Ett sätt till:<text:tab/>incidentmatris</text:span></text:p>
      <text:p text:style-name="P35"><text:span text:style-name="T45"/></text:p>
      <text:p text:style-name="P35"><draw:frame draw:style-name="fr2" draw:name="graphics17" text:anchor-type="paragraph" svg:x="1.034cm" svg:y="0.099cm" svg:width="3.669cm" svg:height="3.351cm" draw:z-index="40"><draw:image xlink:href="Pictures/2000005500000E5500000D17036C7189.svm" xlink:type="simple" xlink:show="embed" xlink:actuate="onLoad"/></draw:frame><text:span text:style-name="T45"/></text:p>
      <text:p text:style-name="P35"><text:span text:style-name="T45"><text:tab/><text:tab/><text:tab/><text:tab/><text:tab/><text:tab/> <text:s text:c="5"/>1 <text:s/>2 <text:s/>3</text:span></text:p>
      <text:p text:style-name="P35"><draw:custom-shape text:anchor-type="paragraph" draw:z-index="41" draw:style-name="gr5" draw:text-style-name="P42" svg:width="1.906cm" svg:height="2.197cm" svg:x="8.04cm" svg:y="0.386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pan text:style-name="T45"/></text:p>
      <text:p text:style-name="P35"><text:span text:style-name="T45"><text:tab/><text:tab/><text:tab/><text:tab/><text:tab/><text:tab/>a <text:s text:c="3"/>1 <text:s/>0 <text:s/>0</text:span></text:p>
      <text:p text:style-name="P35"><text:span text:style-name="T45"><text:tab/><text:tab/><text:tab/><text:tab/><text:tab/><text:tab/>b <text:s text:c="3"/>0 <text:s/>1 <text:s/>1</text:span></text:p>
      <text:p text:style-name="P35"><text:span text:style-name="T45"><text:tab/><text:tab/><text:tab/><text:tab/><text:tab/><text:tab/>c <text:s text:c="3"/>0 <text:s/>0 <text:s/>1</text:span></text:p>
      <text:p text:style-name="P35"><text:span text:style-name="T45"><text:tab/><text:tab/><text:tab/><text:tab/><text:tab/><text:tab/>d <text:s text:c="3"/>1 <text:s/>1 <text:s/>0</text:span></text:p>
      <text:p text:style-name="P35"><text:span text:style-name="T45"/></text:p>
      <text:p text:style-name="P35"><text:span text:style-name="T45"><text:tab/><text:tab/><text:tab/><text:tab/><text:tab/><text:tab/>Exakt 2 1:or i varje kolonn</text:span></text:p>
      <text:p text:style-name="P35"><text:span text:style-name="T45"><text:tab/><text:tab/><text:tab/><text:tab/><text:tab/><text:tab/>(ty tvp hörn per kant).</text:span></text:p>
      <text:p text:style-name="P35"><text:span text:style-name="T45"/></text:p>
      <text:p text:style-name="P35"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30T12:09:17</dc:date>
    <dc:creator>Mattias </dc:creator>
    <meta:editing-duration>PT80H37M54S</meta:editing-duration>
    <meta:editing-cycles>91</meta:editing-cycles>
    <meta:generator>OpenOffice.org/3.2$Unix OpenOffice.org_project/320m19$Build-9505</meta:generator>
    <meta:document-statistic meta:table-count="0" meta:image-count="17" meta:object-count="9" meta:page-count="8" meta:paragraph-count="131" meta:word-count="652" meta:character-count="3436"/>
  </office:meta>
</office:document-meta>
</file>

<file path=Object 1/content.xml><?xml version="1.0" encoding="utf-8"?>
<math xmlns="http://www.w3.org/1998/Math/MathML">
  <semantics>
    <msub>
      <mrow>
        <mo stretchy="false">(</mo>
        <mrow>
          <mover accent="true">
            <mi mathvariant="normal">x</mi>
            <mo stretchy="false">ˉ</mo>
          </mover>
          <mover accent="true">
            <mi mathvariant="normal">y</mi>
            <mo stretchy="false">ˉ</mo>
          </mover>
          <mover accent="true">
            <mi mathvariant="normal">z</mi>
            <mo stretchy="false">ˉ</mo>
          </mover>
          <mover accent="true">
            <mi mathvariant="normal">w</mi>
            <mo stretchy="false">ˉ</mo>
          </mover>
        </mrow>
        <mo stretchy="false">)</mo>
      </mrow>
      <mrow>
        <mo stretchy="false">(</mo>
        <mn>1</mn>
        <mo stretchy="false">)</mo>
      </mrow>
    </msub>
    <annotation encoding="StarMath 5.0">(bar x bar y bar z bar w)_(1)</annotation>
  </semantics>
</math>
</file>

<file path=Object 2/content.xml><?xml version="1.0" encoding="utf-8"?>
<math xmlns="http://www.w3.org/1998/Math/MathML">
  <semantics>
    <msub>
      <mrow>
        <mo stretchy="false">(</mo>
        <mrow>
          <mi mathvariant="normal">x</mi>
          <mi mathvariant="normal">y</mi>
          <mover accent="true">
            <mi mathvariant="normal">z</mi>
            <mo stretchy="false">ˉ</mo>
          </mover>
          <mi mathvariant="normal">w</mi>
        </mrow>
        <mo stretchy="false">)</mo>
      </mrow>
      <mrow>
        <mo stretchy="false">(</mo>
        <mn>5</mn>
        <mo stretchy="false">)</mo>
      </mrow>
    </msub>
    <annotation encoding="StarMath 5.0">(x y bar z w)_(5)</annotation>
  </semantics>
</math>
</file>

<file path=Object 3/content.xml><?xml version="1.0" encoding="utf-8"?>
<math xmlns="http://www.w3.org/1998/Math/MathML">
  <semantics>
    <msub>
      <mrow>
        <mo stretchy="false">(</mo>
        <mrow>
          <mover accent="true">
            <mi mathvariant="normal">x</mi>
            <mo stretchy="false">ˉ</mo>
          </mover>
          <mover accent="true">
            <mi mathvariant="normal">y</mi>
            <mo stretchy="false">ˉ</mo>
          </mover>
          <mi mathvariant="normal">z</mi>
          <mover accent="true">
            <mi mathvariant="normal">w</mi>
            <mo stretchy="false">ˉ</mo>
          </mover>
        </mrow>
        <mo stretchy="false">)</mo>
      </mrow>
      <mrow>
        <mo stretchy="false">(</mo>
        <mn>2</mn>
        <mo stretchy="false">)</mo>
      </mrow>
    </msub>
    <annotation encoding="StarMath 5.0">( bar x bar y z bar w)_(2)</annotation>
  </semantics>
</math>
</file>

<file path=Object 4/content.xml><?xml version="1.0" encoding="utf-8"?>
<math xmlns="http://www.w3.org/1998/Math/MathML">
  <semantics>
    <msub>
      <mrow>
        <mo stretchy="false">(</mo>
        <mrow>
          <mi mathvariant="normal">x</mi>
          <mover accent="true">
            <mi mathvariant="normal">y</mi>
            <mo stretchy="false">ˉ</mo>
          </mover>
          <mover accent="true">
            <mi mathvariant="normal">z</mi>
            <mo stretchy="false">ˉ</mo>
          </mover>
          <mover accent="true">
            <mi mathvariant="normal">w</mi>
            <mo stretchy="false">ˉ</mo>
          </mover>
        </mrow>
        <mo stretchy="false">)</mo>
      </mrow>
      <mrow>
        <mo stretchy="false">(</mo>
        <mn>6</mn>
        <mo stretchy="false">)</mo>
      </mrow>
    </msub>
    <annotation encoding="StarMath 5.0">(x bar y bar z bar w)_(6)</annotation>
  </semantics>
</math>
</file>

<file path=Object 5/content.xml><?xml version="1.0" encoding="utf-8"?>
<math xmlns="http://www.w3.org/1998/Math/MathML">
  <semantics>
    <msub>
      <mrow>
        <mo stretchy="false">(</mo>
        <mrow>
          <mover accent="true">
            <mi mathvariant="normal">x</mi>
            <mo stretchy="false">ˉ</mo>
          </mover>
          <mi mathvariant="normal">y</mi>
          <mover accent="true">
            <mi mathvariant="normal">z</mi>
            <mo stretchy="false">ˉ</mo>
          </mover>
          <mi mathvariant="normal">w</mi>
        </mrow>
        <mo stretchy="false">)</mo>
      </mrow>
      <mrow>
        <mo stretchy="false">(</mo>
        <mn>3</mn>
        <mo stretchy="false">)</mo>
      </mrow>
    </msub>
    <annotation encoding="StarMath 5.0">( bar x y bar z w)_(3)</annotation>
  </semantics>
</math>
</file>

<file path=Object 6/content.xml><?xml version="1.0" encoding="utf-8"?>
<math xmlns="http://www.w3.org/1998/Math/MathML">
  <semantics>
    <msub>
      <mrow>
        <mo stretchy="false">(</mo>
        <mrow>
          <mi mathvariant="normal">x</mi>
          <mover accent="true">
            <mi mathvariant="normal">y</mi>
            <mo stretchy="false">ˉ</mo>
          </mover>
          <mover accent="true">
            <mi mathvariant="normal">z</mi>
            <mo stretchy="false">ˉ</mo>
          </mover>
          <mi mathvariant="normal">w</mi>
        </mrow>
        <mo stretchy="false">)</mo>
      </mrow>
      <mrow>
        <mo stretchy="false">(</mo>
        <mn>7</mn>
        <mo stretchy="false">)</mo>
      </mrow>
    </msub>
    <annotation encoding="StarMath 5.0">(x bar y bar z w)_(7)</annotation>
  </semantics>
</math>
</file>

<file path=Object 7/content.xml><?xml version="1.0" encoding="utf-8"?>
<math xmlns="http://www.w3.org/1998/Math/MathML">
  <semantics>
    <msub>
      <mrow>
        <mo stretchy="false">(</mo>
        <mrow>
          <mi mathvariant="normal">x</mi>
          <mi mathvariant="normal">y</mi>
          <mover accent="true">
            <mi mathvariant="normal">z</mi>
            <mo stretchy="false">ˉ</mo>
          </mover>
          <mover accent="true">
            <mi mathvariant="normal">w</mi>
            <mo stretchy="false">ˉ</mo>
          </mover>
        </mrow>
        <mo stretchy="false">)</mo>
      </mrow>
      <mrow>
        <mo stretchy="false">(</mo>
        <mn>4</mn>
        <mo stretchy="false">)</mo>
      </mrow>
    </msub>
    <annotation encoding="StarMath 5.0">(x y bar z bar w)_(4)</annotation>
  </semantics>
</math>
</file>

<file path=Object 8/content.xml><?xml version="1.0" encoding="utf-8"?>
<math xmlns="http://www.w3.org/1998/Math/MathML">
  <semantics>
    <msub>
      <mrow>
        <mo stretchy="false">(</mo>
        <mrow>
          <mi mathvariant="normal">x</mi>
          <mover accent="true">
            <mi mathvariant="normal">y</mi>
            <mo stretchy="false">ˉ</mo>
          </mover>
          <mi mathvariant="normal">z</mi>
          <mover accent="true">
            <mi mathvariant="normal">w</mi>
            <mo stretchy="false">ˉ</mo>
          </mover>
        </mrow>
        <mo stretchy="false">)</mo>
      </mrow>
      <mrow>
        <mo stretchy="false">(</mo>
        <mn>8</mn>
        <mo stretchy="false">)</mo>
      </mrow>
    </msub>
    <annotation encoding="StarMath 5.0">(x bar y z bar w)_(8)</annotation>
  </semantics>
</math>
</file>

<file path=Object 9/content.xml><?xml version="1.0" encoding="utf-8"?>
<math xmlns="http://www.w3.org/1998/Math/MathML">
  <semantics>
    <mtable>
      <mtr>
        <mtd>
          <mn>1</mn>
        </mtd>
        <mtd>
          <mtext>om {ij} ∈ E</mtext>
        </mtd>
      </mtr>
      <mtr>
        <mtd>
          <mn>0</mn>
        </mtd>
        <mtd>
          <mtext>annars</mtext>
        </mtd>
      </mtr>
    </mtable>
    <annotation encoding="StarMath 5.0">alignl matrix
{
   1 # "om {ij} ∈ E"
## 0 # "annars"
}</annotation>
  </semantics>
</math>
</file>